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5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8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15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 <text:span text:style-name="T2">Refactoring der getter / finder Methoden für Attribute</text:span>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Serializable …</text:p>
          </table:table-cell>
          <table:table-cell table:number-columns-repeated="1019"/>
        </table:table-row>
        <table:table-row table:style-name="ro3">
          <table:table-cell office:value-type="string">
            <text:p>Codegenerierung im Integrationstest testen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Exception beim Generierung, falls in einem EnumType ein anderer EnumType als Datentyp eines Attributes verwendet wird. </text:p>
          </table:table-cell>
          <table:table-cell table:style-name="ce18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5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3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table:style-name="ce18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5:.C21])" office:value-type="float" office:value="8.25">
            <text:p>8,25</text:p>
          </table:table-cell>
          <table:table-cell table:number-columns-repeated="1021"/>
        </table:table-row>
        <table:table-row table:style-name="ro1">
          <table:table-cell table:style-name="ce11"/>
          <table:table-cell/>
          <table:table-cell table:style-name="ce2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8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table:style-name="ce1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table:style-name="ce18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8"/>
          <table:table-cell table:style-name="ce28" table:formula="of:=SUM([.C32:.C36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18"/>
          <table:table-cell/>
          <table:table-cell table:style-name="ce24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12.04.2009</text:date>, <text:time>16:49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2T16:49:37.12</dc:date>
    <meta:editing-cycles>109</meta:editing-cycles>
    <meta:editing-duration>PT32H37M10S</meta:editing-duration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